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master-page-name="Standard">
      <style:paragraph-properties style:page-number="auto"/>
      <style:text-properties fo:font-weight="bold" style:font-weight-asian="bold" style:font-weight-complex="bold"/>
    </style:style>
    <style:style style:name="P3" style:family="paragraph" style:parent-style-name="Footer">
      <style:paragraph-properties fo:line-height="0.139in"/>
      <style:text-properties fo:font-size="10pt" style:font-size-asian="10pt" style:font-size-complex="10pt"/>
    </style:style>
    <style:style style:name="P4" style:family="paragraph" style:parent-style-name="Normal_20__28_Web_29_">
      <style:text-properties fo:color="#0000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RIBUTOR AGREEMENT</text:p>
      <text:p text:style-name="Text_20_body">Thank you for your interest in providing one or more contributions to ___________ (“We” or “Us”). <text:s/>We refer to the contributor as “You”. </text:p>
      <text:p text:style-name="Text_20_body">In order to document the copyright and other rights granted with Contributions (as defined below), We collect a Contributor Agreement (“Agreement”) from You which confirms your agreement to the terms below. Please follow the instructions at the end of the document to make it effective. This is a legally binding document, so please read it carefully before agreeing to it. The Agreement provides for submission of Contributions to more than one software project managed by Us. </text:p>
      <text:p text:style-name="P1">1. Definitions</text:p>
      <text:p text:style-name="Text_20_body"><text:tab/>1.1<text:tab/>“Contribution” shall mean any work of authorship that is Submitted to Us in which You own the Copyright. If You do not own the Copyright in the entire work of authorship Submitted, You should follow the procedure in Section 3(d).</text:p>
      <text:p text:style-name="Text_20_body"><text:tab/>1.2<text:tab/>“Copyright” shall mean all rights protecting works of authorship, including copyright, moral and neighboring rights, as appropriate, for the full term of their existence including any extensions owned or controlled by You or Your Affiliates. </text:p>
      <text:p text:style-name="Text_20_body"><text:tab/>1.3<text:tab/>“Effective Date” shall mean the earlier of your execution of this Agreement or your first submission of a Contribution to Us. <text:s/></text:p>
      <text:p text:style-name="Text_20_body"><text:tab/>1.4<text:tab/>“Legal Entity” shall mean a corporation, limited liability company or other entity. </text:p>
      <text:p text:style-name="Text_20_body"><text:tab/>1.5<text:tab/>“Media” shall mean any Contribution which is not software. Media may include video, text or images. <text:s/></text:p>
      <text:p text:style-name="Text_20_body"><text:tab/>1.6<text:tab/>"Patent Claims" shall mean any patent claim(s), now owned or acquired in the future, including without limitation, method, process, and apparatus claims which You or Your Affiliates (a) owned or controlled by You or Your Affiliates or (b) which You or Your Affiliates have the right to grant, to the maximum extent possible, whether on the Submission Date of the relevant Contribution or subsequently acquired, under the terms of Section 2.1(c), but only to the extent to which the making, using, having made, selling, offering for sale, importing or otherwise transferring of the Contribution or the Contribution with a Work infringes such Patent Claims.</text:p>
      <text:p text:style-name="Text_20_body"><text:tab/>1.7<text:tab/>“Submission” shall mean the work of authorship which You have Submitted. <text:s/>A Submission may consist of only a Contribution or may include third party works of authorship in addition to the Contribution. “Submitted” shall mean any form of electronic, verbal, or written communication sent to Us or our representatives, including but not limited to communication of electronic mailing lists, source code control systems, and issue tracking systems that are managed by, or on behalf of, Us for the purpose of discussing and improving the Work, but excluding communication that is conspicuously marked or otherwise designated in writing by You as “Not a Contribution.”</text:p>
      <text:p text:style-name="Text_20_body"><text:tab/>1.8<text:tab/>“Submission Date” shall mean the date on which a Contribution is Submitted to Us. <text:s/></text:p>
      <text:p text:style-name="Text_20_body"><text:tab/>1.10<text:tab/>“Work” shall mean the work or works of authorship which are software made <text:soft-page-break/>available by Us to third parties but not including the Contribution. <text:s/>This Agreement may cover Submissions to one or more Works. </text:p>
      <text:p text:style-name="Text_20_body"><text:tab/>1.11<text:tab/>“You” shall mean any Legal Entity on behalf of whom a Contribution has been received by Us. “Affiliates” shall mean other Legal Entities that are controlled by, controlling or under common control by a Legal Entity. <text:s/>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Text_20_body"><text:span text:style-name="T2">2.</text:span> <text:s text:c="2"/>Transfer Options</text:p>
      <text:p text:style-name="Text_20_body">2.1 <text:s/>Copyright Assignment/Patent License</text:p>
      <text:p text:style-name="Text_20_body">(a) <text:s/>At the time the Contribution is Submitted, You assign all right, title, and interest worldwide in all Copyrights covering the Contribution to Us; provided that this transfer is conditioned upon compliance with Section 2.1(f). </text:p>
      <text:p text:style-name="Text_20_body">(b) <text:s/>To the extent any of the rights, title and interest in the Copyrights in Section 2.1(a) are not assigned by You to Us, You grant to Us a perpetual, worldwide, exclusive, royalty-free, transferable, irrevocable license under such non assigned Copyrights, with rights to sublicense through multiple tiers of sublicensees, to practice such non-assigned rights, including, but not limited to, the right to reproduce, modify, display, perform and distribute the Contribution provided that this transfer is conditioned upon compliance with Section 2.1(f). <text:s text:c="2"/></text:p>
      <text:p text:style-name="Text_20_body">(c) <text:s/>To the extent any of the rights in and to the Copyrights covering the Contribution can neither be assigned nor licensed by You to Us, You irrevocably waive and agree never to assert such rights against Us, any of our successors in interest, or any of our licensees, either direct or indirect; provided that this transfer is conditioned upon compliance with Section 2.1(f).</text:p>
      <text:p text:style-name="Text_20_body">(d) <text:s/>Upon such transfer of rights to Us, to the maximum extent permitted by law for the Copyrights to the extent transferred by You under Sections 2.1(a), 2.1(b) and 2.1(c), We immediately grant to You a perpetual, worldwide, non-exclusive, royalty-free, transferable, irrevocable <text:s/>license under such rights covering the Contribution, with rights to sublicense through multiple tiers of sublicensees, <text:s/>to reproduce, modify, display, <text:s/>perform, and distribute the Contribution. <text:s/>The intention of the parties is that this license will be as broad as possible and to provide You with rights as similar as possible to the owner of the rights that You transferred. This license back is limited to the Contribution and does not provide any rights to the Work.</text:p>
      <text:p text:style-name="Text_20_body">(e) <text:s/>You grant to Us a perpetual, worldwide, non-exclusive, transferable, <text:s/>royalty-free, irrevocable license under the Patent Claims, with the right to sublicense these rights to multiple tiers of sublicensees, <text:s/>to make, have made, use, offer for sale, sell, import and otherwise transfer the Contribution and the Contribution in combination with the Work in which the Contribution is included (and portions of such combination) as it exists on the Submission Date of that Contribution.</text:p>
      <text:p text:style-name="Normal_20__28_Web_29_">(f) <text:span text:style-name="T3"><text:s/>(Option One) As a condition on the grant of rights in Sections 2.1(a), 2.1(b) and 2.1(c), We agree to license the Contribution only under the terms of the license or licenses which We are us</text:span><text:soft-page-break/><text:span text:style-name="T3">ing on the Submission Date for the Work in which the Contribution is included (including any rights to adopt any future version of a license if permitted). </text:span></text:p>
      <text:p text:style-name="Normal_20__28_Web_29_"><text:span text:style-name="T3">(f)(Option Two) As a condition on the grant of rights in Sections 2.1(a), 2.1(b) and 2.1(c), We agree to license the Contribution only under the terms of the license or licenses which We are using on the Submission Date for the</text:span><text:span text:style-name="T4"> </text:span><text:span text:style-name="T3">Work in which the Contribution is included or the following additional licenses__________ (including any right to adopt any future version of a license if permitted). </text:span></text:p>
      <text:p text:style-name="P4">(f)(Option Three) As a condition on the grant of rights in Sections 2.1(a), 2.1(b) and 2.1(c), We agree to license the Contribution only under the terms of the license or licenses which We are using on the Submission Date for the Work in which the Contribution is included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P4">(f)(Option Four) As a condition on the grant of rights in Sections 2.1(a), 2.1(b) and 2.1(c), We agree to license the Contribution only under the terms of the license or licenses which We are using on the Submission Date for the Work in which the Contribution is included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Normal_20__28_Web_29_"><text:span text:style-name="T3">(f)(Option Five) Based on </text:span>the grant of rights granted in Sections 2.1(a), 2.1(b) and 2.1(c<text:span text:style-name="T3">), <text:s/>if We include Your Contribution in a Work, We may license such Contribution under any license, including copyleft, permissive, commercial, or proprietary licenses, but <text:s/>as a condition of the exercise of this right in Section 2.1(f), <text:s/>We agree to license the Contribution under the terms of <text:s/>the license or licenses which We are using for the Work in which the Contribution is included on the Submission Date.</text:span></text:p>
      <text:p text:style-name="Normal_20__28_Web_29_"><text:span text:style-name="T3">(f)(Option Six) Based on </text:span>the grant of rights granted in Sections 2.1(a), 2.1(b) and 2.1(c<text:span text:style-name="T3">), <text:s/>if We include Your Contribution in a Work, We may license such Contribution under any license, including copyleft, permissive, commercial, or proprietary licenses, but <text:s/>as a condition of the exercise of this right in Section 2.1(f), <text:s/>We agree to license the Contribution under the terms of <text:s/>either (i) the license or licenses which We are using on the Submission Date for the Work in which the Contribution is included (including any rights to adopt any future version of a license if permitted) or (ii) at least one license</text:span><text:span text:style-name="T5"> </text:span><text:span text:style-name="T3">approved by the Open Source Initiative on or after the Effective Date, including both permissive and copyleft licenses, whether or not such licenses are subsequently disapproved by the relevant entity</text:span><text:span text:style-name="T5"> </text:span><text:span text:style-name="T3">(including any right to adopt any future version of a license if permitted).</text:span></text:p>
      <text:p text:style-name="Normal_20__28_Web_29_"><text:span text:style-name="T3">(f)(Option Seven) Based on </text:span>the grant of rights granted in Sections 2.1(a), 2.1(b) and 2.1(c)<text:span text:style-name="T3">, <text:s/>if We include Your Contribution in a Work, We may license such Contribution under any license, including copyleft, permissive, commercial, or proprietary licenses, but <text:s/>as a condition of the exercise of this right in Section 2.1(f), <text:s/>We agree to license the Contribution under the terms of either (i) the license or licenses which We are using on the Submission Date for the Work in which the Contribution is included (including any rights to adopt any future version of a license if permitted) or (ii) at least one license recommended by the Free Software Foundation for use in GNU </text:span><text:soft-page-break/><text:span text:style-name="T3">projects on or after the Effective Date, whether or not such licenses are subsequently disapproved by the relevant entity</text:span><text:span text:style-name="T4"> </text:span><text:span text:style-name="T3">(including any right to adopt any future version of a license if permitted).</text:span></text:p>
      <text:p text:style-name="Text_20_body">(g) In addition to the license selected above in Section 2.1(f), We may use the following additional licenses for the Media portion of the Contribution: __________ (including any right to adopt any future version of a license if permitted). </text:p>
      <text:p text:style-name="Text_20_body">2.2<text:tab/>Moral Rights. If moral rights apply to the Contribution, <text:s/>to the maximum extent permitted by law, You waive and agree not to assert such moral rights against Us or our successors in interest, or any of our licensees, either direct or indirect.</text:p>
      <text:p text:style-name="Text_20_body">2.3 <text:tab/>Our Rights. <text:s/>You acknowledge that We are not obligated to use your Contribution as part of the Work distributed by Us and may make the decision to include any Contribution as it believes is appropriate.</text:p>
      <text:p text:style-name="Text_20_body">2.4 <text:tab/>Reservation of Rights. Any rights not expressly assigned or licensed under this section are expressly reserved by You.</text:p>
      <text:p text:style-name="Text_20_body">3. <text:span text:style-name="T2">AGREEMENT</text:span></text:p>
      <text:p text:style-name="Text_20_body">You confirm that:</text:p>
      <text:p text:style-name="Text_20_body"><text:span text:style-name="Teletype">a</text:span>. You have the legal authority to enter into this Agreement.</text:p>
      <text:p text:style-name="Text_20_body">b. as provided in the definitions, You re affirm that You or Your Affiliates own the Copyrights and the Patent Claims covering the Contribution which are required to grant the rights under Section 2. </text:p>
      <text:p text:style-name="Text_20_body"><text:span text:style-name="Teletype">c</text:span>. The grant of rights under Section 2 does not violate any grant of rights which You or Your Affiliates have made to third parties. </text:p>
      <text:p text:style-name="Text_20_body">d. If You do not own the copyright in part or all of the Submission, You will follow the procedure set forth by Us in _________.</text:p>
      <text:p text:style-name="Text_20_body"/>
      <text:p text:style-name="Text_20_body">4. <text:span text:style-name="T2">DISCLAIMER</text:span></text:p>
      <text:p text:style-name="Text_20_body">EXCEPT FOR THE EXPRESS WARRANTIES IN ARTICLE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 <text:s/></text:p>
      <text:p text:style-name="Text_20_body">5. <text:span text:style-name="T1">CONSEQUENTIAL DAMAGE WAIVER</text:span></text:p>
      <text:p text:style-name="Text_20_body">TO THE MAXIMUM EXTENT PERMITTED BY APPLICABLE LAW, IN NO EVENT WILL YOU OR US BE LIABLE FOR ANY LOSS OF PROFITS, LOSS OF ANTICIPATED SAVINGS, LOSS OF DATA, INDIRECT, SPECIAL, INCIDENTAL, CONSEQUENTIAL AND <text:soft-page-break/>EXEMPLARY DAMAGES ARISING OUT OF THIS AGREEMENT REGARDLESS OF THE LEGAL OR EQUITABLE THEORY (CONTRACT, TORT (INCLUDING NEGLIGENCE) OR OTHERWISE) UPON WHICH THE CLAIM IS BASED.</text:p>
      <text:p text:style-name="Text_20_body">6. <text:span text:style-name="T2">MISCELLANEOUS</text:span></text:p>
      <text:p text:style-name="Text_20_body">6.1 Governing Law. This Agreement will be governed by and construed in accordance with the laws of the _________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Text_20_body">6.2 <text:s/>Miscellaneous Provisions. This Agreement sets out the entire agreement between You and Us for your Contributions to Us and overrides all other agreements or understandings. Either party may assign the rights and obligations under the Agreement to any third party if the third party agrees, as a condition of the assignment, <text:s/>in writing to abide by the rights and obligations in the Agreement. The failure of either party to require performance by the other party of any provision of this Agreement in one situation shall not affect the right of a party to require such performance at any time in the future and a waiver of performance under a provision in one situation shall not be considered a waiver of the performance of the provision in the future or a waiver of the provision in its entirety. If any provision of this Agreement is found void and unenforceable, such provision will be replaced to the extent possible with a provision that comes closest to the meaning of the original provision and which is enforceable. The terms and conditions set forth in this Agreement shall apply notwithstanding any failure of essential purpose of this Agreement or any limited remedy to the maximum extent possible under law.</text:p>
      <text:p text:style-name="Text_20_body">The parties agree to the terms of the Agreement and indicate such agreement as described in _________.</text:p>
      <text:p text:style-name="Text_20_body">YOU (Legal Entity)</text:p>
      <text:p text:style-name="Text_20_body">________________________</text:p>
      <text:p text:style-name="Text_20_body">Name:<text:tab/><text:tab/>______________________</text:p>
      <text:p text:style-name="Text_20_body">Title:<text:tab/><text:tab/>_______________________</text:p>
      <text:p text:style-name="Text_20_body">Address:<text:tab/>______________________</text:p>
      <text:p text:style-name="Text_20_body"><text:tab/><text:tab/>______________________</text:p>
      <text:p text:style-name="Text_20_body">Us</text:p>
      <text:p text:style-name="Text_20_body">________________________</text:p>
      <text:p text:style-name="Text_20_body">Name:<text:tab/><text:tab/>______________________</text:p>
      <text:p text:style-name="Text_20_body">Title:<text:tab/><text:tab/>_______________________</text:p>
      <text:p text:style-name="Text_20_body">Address:<text:tab/>______________________</text:p>
      <text:p text:style-name="Text_20_body"><text:soft-page-break/><text:tab/><text:tab/>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Standard" style:next-style-name="Standard" style:class="text">
      <style:paragraph-properties fo:margin-top="0.1665in" fo:margin-bottom="0.0417in"/>
    </style:style>
    <style:style style:name="Heading_20_8" style:display-name="Heading 8" style:family="paragraph" style:parent-style-name="Standard" style:next-style-name="Standard"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font-style-asian="italic"/>
    </style:style>
    <style:style style:name="Author" style:family="paragraph" style:parent-style-name="Standard" style:next-style-name="Date">
      <style:text-properties fo:font-style="italic" style:font-style-asian="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0693in" fo:margin-bottom="0.0799in" fo:orphans="2" fo:widows="2" fo:hyphenation-ladder-count="no-limit"/>
      <style:text-properties style:letter-kerning="true" style:font-name-asian="MS Mincho" style:language-asian="ja" style:country-asian="JP"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Reference" style:display-name="Footnote Reference" style:family="text">
      <style:text-properties style:text-position="super 58%"/>
    </style:style>
    <style:style style:name="Definition" style:family="text"/>
    <style:style style:name="zzmpTrailerItem" style:family="text" style:parent-style-name="Default_20_Paragraph_20_Font">
      <style:text-properties fo:font-variant="normal" fo:text-transform="none" fo:color="#000000" style:text-line-through-style="none" style:text-position="0% 100%" style:font-name="Times New Roman" fo:font-size="8pt" fo:letter-spacing="normal" fo:language="none" fo:country="none" fo:font-style="normal" fo:text-shadow="none" style:text-underline-style="none" fo:font-weight="normal" style:font-size-asian="8pt" style:language-asian="none" style:country-asian="none" style:font-style-asian="normal" style:font-weight-asian="normal" style:font-name-complex="Times New Roman" style:font-relief="embossed" text:display="true"/>
    </style:style>
    <style:style style:name="Comment_20_Reference" style:display-name="Comment Reference" style:family="text" style:parent-style-name="Default_20_Paragraph_20_Font">
      <style:text-properties fo:font-size="8pt" style:font-size-asian="8pt" style:font-size-complex="8pt"/>
    </style:style>
    <style:style style:name="_20_Char_20_Char1" style:display-name=" Char Char1" style:family="text" style:parent-style-name="Default_20_Paragraph_20_Font">
      <style:text-properties fo:language="en" fo:country="US" style:letter-kerning="true" style:font-name-asian="Lucida Sans Unicod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line-height="0.139in"/>
      <style:text-properties fo:font-size="10pt" style:font-size-asian="10pt"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Harmony Entity Contributor Assignment Agreement (HA-CAA-E)<text:tab/><text:page-number text:select-page="current">6</text:page-number></text:p>
        <text:p text:style-name="MP1">Version Alpha April 7, 201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               </meta:initial-creator>
    <dc:creator>Allison Randal</dc:creator>
    <meta:document-statistic meta:table-count="0" meta:image-count="0" meta:object-count="0" meta:page-count="6" meta:paragraph-count="60" meta:word-count="2385" meta:character-count="14763"/>
    <dc:date>2011-04-05T18:11:45</dc:date>
    <meta:generator>LibreOffice/3.3$Unix LibreOffice_project/330m19$Build-202</meta:generator>
    <meta:user-defined meta:name="Info 1"/>
    <meta:user-defined meta:name="Info 2"/>
    <meta:user-defined meta:name="Info 3"/>
    <meta:user-defined meta:name="Info 4"/>
  </office:meta>
</office:document-meta>
</file>